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6" manifest:media-type="application/octet-stream"/>
  <manifest:file-entry manifest:full-path="ObjectReplacements/Object 5" manifest:media-type=""/>
  <manifest:file-entry manifest:full-path="Object 7" manifest:media-type="application/octet-stream"/>
  <manifest:file-entry manifest:full-path="ObjectReplacements/Object 7" manifest:media-type=""/>
  <manifest:file-entry manifest:full-path="ObjectReplacements/Object 6" manifest:media-type=""/>
  <manifest:file-entry manifest:full-path="Object 5" manifest:media-type="application/octet-stream"/>
  <manifest:file-entry manifest:full-path="Object 4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Impact" fo:color="#E7E6E6" fo:font-size="36pt" style:font-size-asian="36pt" style:font-size-complex="36pt" fo:language="en" fo:country="US"/>
    </style:style>
    <style:style style:name="P2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3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4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5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6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7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8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9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0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1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2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3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4" style:parent-style-name="Normal" style:family="paragraph">
      <style:text-properties style:font-name="Century Gothic" fo:color="#E7E6E6" fo:font-size="20pt" style:font-size-asian="20pt" style:font-size-complex="20pt" fo:language="en" fo:country="US"/>
    </style:style>
    <style:style style:name="P15" style:parent-style-name="Normal" style:family="paragraph">
      <style:text-properties style:font-name="Century Gothic" fo:font-weight="bold" style:font-weight-asian="bold" fo:language="en" fo:country="US"/>
    </style:style>
    <style:style style:name="TableColumn17" style:family="table-column">
      <style:table-column-properties style:column-width="3.343in"/>
    </style:style>
    <style:style style:name="TableColumn18" style:family="table-column">
      <style:table-column-properties style:column-width="3.343in"/>
    </style:style>
    <style:style style:name="Table16" style:family="table">
      <style:table-properties style:width="6.686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AEAAAA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250%"/>
      <style:text-properties style:font-name="Century Gothic"/>
    </style:style>
    <style:style style:name="TableCell22" style:family="table-cell">
      <style:table-cell-properties fo:border="0.0069in solid #AEAAAA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250%"/>
      <style:text-properties style:font-name="Century Gothic"/>
    </style:style>
    <style:style style:name="TableRow24" style:family="table-row">
      <style:table-row-properties/>
    </style:style>
    <style:style style:name="TableCell25" style:family="table-cell">
      <style:table-cell-properties fo:border="0.0069in solid #AEAAAA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250%"/>
    </style:style>
    <style:style style:name="T27" style:parent-style-name="profilecardavatarthumb" style:family="text">
      <style:text-properties style:font-name="Century Gothic"/>
    </style:style>
    <style:style style:name="TableCell28" style:family="table-cell">
      <style:table-cell-properties fo:border="0.0069in solid #AEAAAA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250%"/>
      <style:text-properties style:font-name="Century Gothic"/>
    </style:style>
    <style:style style:name="TableRow30" style:family="table-row">
      <style:table-row-properties/>
    </style:style>
    <style:style style:name="TableCell31" style:family="table-cell">
      <style:table-cell-properties fo:border="0.0069in solid #AEAAAA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250%"/>
      <style:text-properties style:font-name="Century Gothic"/>
    </style:style>
    <style:style style:name="TableCell33" style:family="table-cell">
      <style:table-cell-properties fo:border="0.0069in solid #AEAAAA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250%"/>
      <style:text-properties style:font-name="Century Gothic"/>
    </style:style>
    <style:style style:name="P35" style:parent-style-name="Normal" style:family="paragraph">
      <style:text-properties style:font-name="Century Gothic"/>
    </style:style>
    <style:style style:name="P36" style:parent-style-name="Normal" style:family="paragraph">
      <style:text-properties style:font-name="Century Gothic"/>
    </style:style>
    <style:style style:name="T37" style:parent-style-name="Standardskrifttypeiafsnit" style:family="text">
      <style:text-properties style:font-name="Century Gothic"/>
    </style:style>
    <style:style style:name="T38" style:parent-style-name="Standardskrifttypeiafsnit" style:family="text">
      <style:text-properties style:font-name="Century Gothic"/>
    </style:style>
    <style:style style:name="T39" style:parent-style-name="Standardskrifttypeiafsnit" style:family="text">
      <style:text-properties style:font-name="Century Gothic"/>
    </style:style>
    <style:style style:name="T40" style:parent-style-name="Standardskrifttypeiafsnit" style:family="text">
      <style:text-properties style:font-name="Century Gothic"/>
    </style:style>
    <style:style style:name="T41" style:parent-style-name="Hyperlink" style:family="text">
      <style:text-properties style:font-name="Century Gothic"/>
    </style:style>
    <style:style style:name="T42" style:parent-style-name="Standardskrifttypeiafsnit" style:family="text">
      <style:text-properties style:font-name="Century Gothic"/>
    </style:style>
    <style:style style:name="P43" style:parent-style-name="Normal" style:family="paragraph">
      <style:text-properties style:font-name="Century Gothic"/>
    </style:style>
    <style:style style:name="P44" style:parent-style-name="Normal" style:family="paragraph">
      <style:text-properties style:font-name="Century Gothic"/>
    </style:style>
    <style:style style:name="P45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6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7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8" style:parent-style-name="Normal" style:family="paragraph">
      <style:text-properties style:font-name="Century Gothic" fo:language="en" fo:country="US"/>
    </style:style>
    <style:style style:name="P49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50" style:parent-style-name="Normal" style:family="paragraph">
      <style:text-properties style:font-name="Century Gothic" fo:font-weight="bold" style:font-weight-asian="bold" fo:language="en" fo:country="US"/>
    </style:style>
    <style:style style:name="P51" style:parent-style-name="Normal" style:family="paragraph">
      <style:text-properties style:font-name="Century Gothic" fo:font-weight="bold" style:font-weight-asian="bold"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style:font-name="Century Gothic" fo:font-weight="bold" style:font-weight-asian="bold" fo:language="en" fo:country="US"/>
    </style:style>
    <style:style style:name="P54" style:parent-style-name="Normal" style:family="paragraph">
      <style:paragraph-properties fo:break-before="page"/>
      <style:text-properties style:font-name="Century Gothic" fo:font-weight="bold" style:font-weight-asian="bold" fo:language="en" fo:country="US"/>
    </style:style>
    <style:style style:name="P55" style:parent-style-name="Normal" style:family="paragraph">
      <style:text-properties style:font-name="Century Gothic" fo:font-weight="bold" style:font-weight-asian="bold"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style:font-name="Century Gothic" fo:font-weight="bold" style:font-weight-asian="bold" fo:language="en" fo:country="US"/>
    </style:style>
    <style:style style:name="P58" style:parent-style-name="Normal" style:family="paragraph">
      <style:text-properties style:font-name="Century Gothic" fo:font-weight="bold" style:font-weight-asian="bold"/>
    </style:style>
    <style:style style:name="P59" style:parent-style-name="Normal" style:family="paragraph">
      <style:text-properties style:font-name="Century Gothic" fo:font-weight="bold" style:font-weight-asian="bold"/>
    </style:style>
    <style:style style:name="P60" style:parent-style-name="Normal" style:family="paragraph">
      <style:text-properties style:font-name="Century Gothic" fo:font-weight="bold" style:font-weight-asian="bold"/>
    </style:style>
    <style:style style:name="P61" style:parent-style-name="Normal" style:family="paragraph">
      <style:text-properties style:font-name="Century Gothic" fo:font-weight="bold" style:font-weight-asian="bold"/>
    </style:style>
    <style:style style:name="TableColumn63" style:family="table-column">
      <style:table-column-properties style:column-width="0.6631in"/>
    </style:style>
    <style:style style:name="TableColumn64" style:family="table-column">
      <style:table-column-properties style:column-width="0.6631in"/>
    </style:style>
    <style:style style:name="TableColumn65" style:family="table-column">
      <style:table-column-properties style:column-width="0.6638in"/>
    </style:style>
    <style:style style:name="TableColumn66" style:family="table-column">
      <style:table-column-properties style:column-width="0.6638in"/>
    </style:style>
    <style:style style:name="TableColumn67" style:family="table-column">
      <style:table-column-properties style:column-width="0.6881in"/>
    </style:style>
    <style:style style:name="TableColumn68" style:family="table-column">
      <style:table-column-properties style:column-width="0.6638in"/>
    </style:style>
    <style:style style:name="TableColumn69" style:family="table-column">
      <style:table-column-properties style:column-width="0.6881in"/>
    </style:style>
    <style:style style:name="TableColumn70" style:family="table-column">
      <style:table-column-properties style:column-width="0.6638in"/>
    </style:style>
    <style:style style:name="TableColumn71" style:family="table-column">
      <style:table-column-properties style:column-width="0.6638in"/>
    </style:style>
    <style:style style:name="TableColumn72" style:family="table-column">
      <style:table-column-properties style:column-width="0.6638in"/>
    </style:style>
    <style:style style:name="Table62" style:family="table">
      <style:table-properties style:width="6.6861in" style:rel-width="100%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15%"/>
      <style:text-properties style:font-name="Century Gothic" fo:font-weight="bold" style:font-weight-asian="bold" fo:font-size="14pt" style:font-size-asian="14pt" style:font-size-complex="14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P84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P91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P222" style:parent-style-name="Normal" style:family="paragraph">
      <style:text-properties style:font-name="Century Gothic" fo:font-weight="bold" style:font-weight-asian="bold"/>
    </style:style>
    <style:style style:name="P223" style:parent-style-name="Normal" style:family="paragraph">
      <style:paragraph-properties fo:line-height="103%"/>
      <style:text-properties style:font-name="Century Gothic" fo:language="en" fo:country="US"/>
    </style:style>
    <style:style style:name="P224" style:parent-style-name="Normal" style:family="paragraph">
      <style:paragraph-properties fo:line-height="103%"/>
      <style:text-properties style:font-name="Century Gothic" fo:language="en" fo:country="US"/>
    </style:style>
    <style:style style:name="P225" style:parent-style-name="Normal" style:family="paragraph">
      <style:paragraph-properties fo:line-height="103%"/>
      <style:text-properties style:font-name="Century Gothic" fo:language="en" fo:country="US"/>
    </style:style>
    <style:style style:name="P226" style:parent-style-name="Normal" style:family="paragraph">
      <style:text-properties style:font-name="Century Gothic" fo:language="en" fo:country="US"/>
    </style:style>
    <style:style style:name="P227" style:parent-style-name="Normal" style:family="paragraph">
      <style:text-properties style:font-name="Century Gothic" fo:language="en" fo:country="US"/>
    </style:style>
    <style:style style:name="P228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GB"/>
    </style:style>
    <style:style style:name="P229" style:parent-style-name="Normal" style:family="paragraph">
      <style:text-properties style:font-name="Century Gothic" fo:language="en" fo:country="GB"/>
    </style:style>
    <style:style style:name="T230" style:parent-style-name="Standardskrifttypeiafsnit" style:family="text">
      <style:text-properties style:font-name="Century Gothic" fo:language="en" fo:country="GB"/>
    </style:style>
    <style:style style:name="T231" style:parent-style-name="Standardskrifttypeiafsnit" style:family="text">
      <style:text-properties style:font-name="Century Gothic" fo:language="en" fo:country="GB"/>
    </style:style>
    <style:style style:name="T232" style:parent-style-name="Standardskrifttypeiafsnit" style:family="text">
      <style:text-properties style:font-name="Century Gothic" fo:language="en"/>
    </style:style>
    <style:style style:name="T233" style:parent-style-name="Standardskrifttypeiafsnit" style:family="text">
      <style:text-properties style:font-name="Century Gothic" fo:language="en"/>
    </style:style>
    <style:style style:name="P234" style:parent-style-name="Normal" style:family="paragraph">
      <style:text-properties style:font-name="Century Gothic" fo:language="en"/>
    </style:style>
    <style:style style:name="P235" style:parent-style-name="Normal" style:family="paragraph">
      <style:text-properties style:font-name="Century Gothic" fo:language="en"/>
    </style:style>
    <style:style style:name="P236" style:parent-style-name="Normal" style:family="paragraph">
      <style:text-properties style:font-name="Century Gothic" fo:language="en"/>
    </style:style>
    <style:style style:name="P237" style:parent-style-name="Normal" style:family="paragraph">
      <style:text-properties style:font-name="Century Gothic" fo:language="en"/>
    </style:style>
    <style:style style:name="T238" style:parent-style-name="Standardskrifttypeiafsnit" style:family="text">
      <style:text-properties style:font-name="Century Gothic" fo:font-weight="bold" style:font-weight-asian="bold" fo:font-size="14pt" style:font-size-asian="14pt" style:font-size-complex="14pt" fo:language="en"/>
    </style:style>
    <style:style style:name="T239" style:parent-style-name="Standardskrifttypeiafsnit" style:family="text">
      <style:text-properties style:font-name="Century Gothic" fo:font-weight="bold" style:font-weight-asian="bold" fo:font-size="14pt" style:font-size-asian="14pt" style:font-size-complex="14pt" fo:language="en" fo:country="GB"/>
    </style:style>
    <style:style style:name="T240" style:parent-style-name="Standardskrifttypeiafsnit" style:family="text">
      <style:text-properties style:font-name="Century Gothic" fo:language="en" fo:country="GB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WT Hand in 2 Microwave oven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 text:c="2"/>Gruppe 23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Casper Janerka Ingeberg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<text:span text:style-name="T27">Martin Lynge Dalgaard</text:span></text:p>
          </table:table-cell>
          <table:table-cell table:style-name="TableCell28">
            <text:p text:style-name="P29">20112806</text:p>
          </table:table-cell>
        </table:table-row>
        <table:table-row table:style-name="TableRow30">
          <table:table-cell table:style-name="TableCell31">
            <text:p text:style-name="P32">Lisbeth Wittendorff Lorentzzen</text:p>
          </table:table-cell>
          <table:table-cell table:style-name="TableCell33">
            <text:p text:style-name="P34">201404006</text:p>
          </table:table-cell>
        </table:table-row>
      </table:table>
      <text:p text:style-name="P35"/>
      <text:p text:style-name="P36"/>
      <text:soft-page-break/>
      <text:p text:style-name="Normal"><text:span text:style-name="T37">URL til Jenkins:</text:span><text:span text:style-name="T38"><text:s/></text:span><text:a xlink:href="https://l.facebook.com/l.php?u=http%3A%2F%2Fci3.ase.au.dk%3A8080%2Fjob%2FSWT23_MicrowaveOvenIntegration%2F&amp;h=ATMu6-ERiHA8hPaYQRPbVXJN_kUgfPb8zb1uYRUt7bVCcVi0cZS-QI5jqb6G4tUv93T2luOvMtWjrI9RnR3hkjfglnPv0Z8bYZMwvtsGqCQotCyB3A" office:target-frame-name="_blank" xlink:show="new"><text:span text:style-name="Hyperlink">http://ci3.ase.au.dk:8080/job/SWT23_MicrowaveOvenIntegration/</text:span></text:a><text:span text:style-name="_3oh-"><text:s/></text:span></text:p>
      <text:p text:style-name="Normal"><text:span text:style-name="T39">URL til<text:s/></text:span><text:span text:style-name="T40">GitHub:<text:s/></text:span><text:a xlink:href="https://github.com/Martin-Dalgaard/MicrowaveOven" office:target-frame-name="_top" xlink:show="replace"><text:span text:style-name="T41">https://github.com/Martin-Dalgaard/MicrowaveOven</text:span></text:a><text:span text:style-name="T42"><text:s/></text:span></text:p>
      <text:p text:style-name="P43"/>
      <text:p text:style-name="P44"/>
      <text:p text:style-name="P45">Depency Tree diagram</text:p>
      <text:p text:style-name="Normal"><draw:frame draw:z-index="251658240" draw:id="id0" draw:style-name="a0" draw:name="Object 1" text:anchor-type="as-char" svg:x="0in" svg:y="0in" svg:width="6.68889in" svg:height="5.4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P46"/>
      <text:p text:style-name="P47">Integration Plan</text:p>
      <text:p text:style-name="P48">As seen in the below figures and the description of the<text:s/>integration steps sceme Top-down integration has been chosen for this project.</text:p>
      <text:p text:style-name="P49"/>
      <text:p text:style-name="P50"/>
      <text:soft-page-break/>
      <text:p text:style-name="P51">Step 1</text:p>
      <text:p text:style-name="Normal"><draw:frame draw:z-index="251658240" draw:id="id1" draw:style-name="a1" draw:name="Object 15" text:anchor-type="as-char" svg:x="0in" svg:y="0in" svg:width="4.73611in" svg:height="3.94306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52"/>
      <text:p text:style-name="P53">Step 2</text:p>
      <text:p text:style-name="Normal"><draw:frame draw:z-index="251658240" draw:id="id2" draw:style-name="a2" draw:name="Object 6" text:anchor-type="as-char" svg:x="0in" svg:y="0in" svg:width="4.73611in" svg:height="3.94306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54"/>
      <text:p text:style-name="P55">Step 3</text:p>
      <text:p text:style-name="Normal"><draw:frame draw:z-index="251658240" draw:id="id3" draw:style-name="a3" draw:name="Object 9" text:anchor-type="as-char" svg:x="0in" svg:y="0in" svg:width="4.71667in" svg:height="3.94306in" style:rel-width="scale" style:rel-height="scale"><draw:object-ole draw:class-id="00021A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6"/>
      <text:p text:style-name="P57">Step 4</text:p>
      <text:p text:style-name="Normal"><draw:frame draw:z-index="251658240" draw:id="id4" draw:style-name="a4" draw:name="Object 16" text:anchor-type="as-char" svg:x="0in" svg:y="0in" svg:width="4.71667in" svg:height="3.94306in" style:rel-width="scale" style:rel-height="scale"><draw:object-ole draw:class-id="00021A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Normal"/>
      <text:p text:style-name="P58">Step 5 &amp; 6<text:s/></text:p>
      <text:p text:style-name="Normal"><draw:frame draw:z-index="251658240" draw:id="id5" draw:style-name="a5" draw:name="Object 19" text:anchor-type="as-char" svg:x="0in" svg:y="0in" svg:width="4.71667in" svg:height="3.94306in" style:rel-width="scale" style:rel-height="scale"><draw:object-ole draw:class-id="00021A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59"/>
      <text:p text:style-name="P60">Step 7</text:p>
      <text:p text:style-name="Normal"><draw:frame draw:z-index="251658240" draw:id="id6" draw:style-name="a6" draw:name="Object 22" text:anchor-type="as-char" svg:x="0in" svg:y="0in" svg:width="4.71667in" svg:height="3.94306in" style:rel-width="scale" style:rel-height="scale"><draw:object-ole draw:class-id="00021A15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Normal"/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STEP</text:p>
          </table:table-cell>
          <table:table-cell table:style-name="TableCell76">
            <text:p text:style-name="P77">Door</text:p>
          </table:table-cell>
          <table:table-cell table:style-name="TableCell78">
            <text:p text:style-name="P79">Button</text:p>
          </table:table-cell>
          <table:table-cell table:style-name="TableCell80">
            <text:p text:style-name="P81">UI</text:p>
          </table:table-cell>
          <table:table-cell table:style-name="TableCell82">
            <text:p text:style-name="P83">Cook</text:p>
            <text:p text:style-name="P84">Control</text:p>
          </table:table-cell>
          <table:table-cell table:style-name="TableCell85">
            <text:p text:style-name="P86">Light</text:p>
          </table:table-cell>
          <table:table-cell table:style-name="TableCell87">
            <text:p text:style-name="P88">Display</text:p>
          </table:table-cell>
          <table:table-cell table:style-name="TableCell89">
            <text:p text:style-name="P90">Power</text:p>
            <text:p text:style-name="P91">Tube</text:p>
          </table:table-cell>
          <table:table-cell table:style-name="TableCell92">
            <text:p text:style-name="P93">Timer</text:p>
          </table:table-cell>
          <table:table-cell table:style-name="TableCell94">
            <text:p text:style-name="P95">Output</text:p>
          </table:table-cell>
        </table:table-row>
        <table:table-row table:style-name="TableRow96">
          <table:table-cell table:style-name="TableCell97">
            <text:p text:style-name="P98">1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P102">X</text:p>
          </table:table-cell>
          <table:table-cell table:style-name="TableCell103">
            <text:p text:style-name="P104">D</text:p>
          </table:table-cell>
          <table:table-cell table:style-name="TableCell105">
            <text:p text:style-name="P106">S</text:p>
          </table:table-cell>
          <table:table-cell table:style-name="TableCell107">
            <text:p text:style-name="P108">S</text:p>
          </table:table-cell>
          <table:table-cell table:style-name="TableCell109">
            <text:p text:style-name="P110">S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S</text:p>
          </table:table-cell>
        </table:table-row>
        <table:table-row table:style-name="TableRow117">
          <table:table-cell table:style-name="TableCell118">
            <text:p text:style-name="P119">2</text:p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>X</text:p>
          </table:table-cell>
          <table:table-cell table:style-name="TableCell124">
            <text:p text:style-name="P125">D</text:p>
          </table:table-cell>
          <table:table-cell table:style-name="TableCell126">
            <text:p text:style-name="P127">S</text:p>
          </table:table-cell>
          <table:table-cell table:style-name="TableCell128">
            <text:p text:style-name="P129">X</text:p>
          </table:table-cell>
          <table:table-cell table:style-name="TableCell130">
            <text:p text:style-name="P131">S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>S</text:p>
          </table:table-cell>
        </table:table-row>
        <table:table-row table:style-name="TableRow138">
          <table:table-cell table:style-name="TableCell139">
            <text:p text:style-name="P140">3</text:p>
          </table:table-cell>
          <table:table-cell table:style-name="TableCell141">
            <text:p text:style-name="P142">X</text:p>
          </table:table-cell>
          <table:table-cell table:style-name="TableCell143">
            <text:p text:style-name="P144">X</text:p>
          </table:table-cell>
          <table:table-cell table:style-name="TableCell145">
            <text:p text:style-name="P146">X</text:p>
          </table:table-cell>
          <table:table-cell table:style-name="TableCell147">
            <text:p text:style-name="P148">D</text:p>
          </table:table-cell>
          <table:table-cell table:style-name="TableCell149">
            <text:p text:style-name="P150">X</text:p>
          </table:table-cell>
          <table:table-cell table:style-name="TableCell151">
            <text:p text:style-name="P152">S</text:p>
          </table:table-cell>
          <table:table-cell table:style-name="TableCell153">
            <text:p text:style-name="P154">S</text:p>
          </table:table-cell>
          <table:table-cell table:style-name="TableCell155">
            <text:p text:style-name="P156">S</text:p>
          </table:table-cell>
          <table:table-cell table:style-name="TableCell157">
            <text:p text:style-name="P158">S</text:p>
          </table:table-cell>
        </table:table-row>
        <table:table-row table:style-name="TableRow159">
          <table:table-cell table:style-name="TableCell160">
            <text:p text:style-name="P161">4</text:p>
          </table:table-cell>
          <table:table-cell table:style-name="TableCell162">
            <text:p text:style-name="P163">X</text:p>
          </table:table-cell>
          <table:table-cell table:style-name="TableCell164">
            <text:p text:style-name="P165">X</text:p>
          </table:table-cell>
          <table:table-cell table:style-name="TableCell166">
            <text:p text:style-name="P167">X</text:p>
          </table:table-cell>
          <table:table-cell table:style-name="TableCell168">
            <text:p text:style-name="P169">D</text:p>
          </table:table-cell>
          <table:table-cell table:style-name="TableCell170">
            <text:p text:style-name="P171">X</text:p>
          </table:table-cell>
          <table:table-cell table:style-name="TableCell172">
            <text:p text:style-name="P173">X</text:p>
          </table:table-cell>
          <table:table-cell table:style-name="TableCell174">
            <text:p text:style-name="P175">S</text:p>
          </table:table-cell>
          <table:table-cell table:style-name="TableCell176">
            <text:p text:style-name="P177">S</text:p>
          </table:table-cell>
          <table:table-cell table:style-name="TableCell178">
            <text:p text:style-name="P179">S</text:p>
          </table:table-cell>
        </table:table-row>
        <table:table-row table:style-name="TableRow180">
          <table:table-cell table:style-name="TableCell181">
            <text:p text:style-name="P182">5</text:p>
          </table:table-cell>
          <table:table-cell table:style-name="TableCell183">
            <text:p text:style-name="P184">X</text:p>
          </table:table-cell>
          <table:table-cell table:style-name="TableCell185">
            <text:p text:style-name="P186">X</text:p>
          </table:table-cell>
          <table:table-cell table:style-name="TableCell187">
            <text:p text:style-name="P188">X</text:p>
          </table:table-cell>
          <table:table-cell table:style-name="TableCell189">
            <text:p text:style-name="P190">D</text:p>
          </table:table-cell>
          <table:table-cell table:style-name="TableCell191">
            <text:p text:style-name="P192">X</text:p>
          </table:table-cell>
          <table:table-cell table:style-name="TableCell193">
            <text:p text:style-name="P194">X</text:p>
          </table:table-cell>
          <table:table-cell table:style-name="TableCell195">
            <text:p text:style-name="P196">X</text:p>
          </table:table-cell>
          <table:table-cell table:style-name="TableCell197">
            <text:p text:style-name="P198">X</text:p>
          </table:table-cell>
          <table:table-cell table:style-name="TableCell199">
            <text:p text:style-name="P200">S</text:p>
          </table:table-cell>
        </table:table-row>
        <table:table-row table:style-name="TableRow201">
          <table:table-cell table:style-name="TableCell202">
            <text:p text:style-name="P203">6</text:p>
          </table:table-cell>
          <table:table-cell table:style-name="TableCell204">
            <text:p text:style-name="P205">X</text:p>
          </table:table-cell>
          <table:table-cell table:style-name="TableCell206">
            <text:p text:style-name="P207">X</text:p>
          </table:table-cell>
          <table:table-cell table:style-name="TableCell208">
            <text:p text:style-name="P209">D</text:p>
          </table:table-cell>
          <table:table-cell table:style-name="TableCell210">
            <text:p text:style-name="P211">D</text:p>
          </table:table-cell>
          <table:table-cell table:style-name="TableCell212">
            <text:p text:style-name="P213">X</text:p>
          </table:table-cell>
          <table:table-cell table:style-name="TableCell214">
            <text:p text:style-name="P215">X</text:p>
          </table:table-cell>
          <table:table-cell table:style-name="TableCell216">
            <text:p text:style-name="P217">X</text:p>
          </table:table-cell>
          <table:table-cell table:style-name="TableCell218">
            <text:p text:style-name="P219">X</text:p>
          </table:table-cell>
          <table:table-cell table:style-name="TableCell220">
            <text:p text:style-name="P221">X</text:p>
          </table:table-cell>
        </table:table-row>
      </table:table>
      <text:p text:style-name="P222"/>
      <text:p text:style-name="P223">D: This module is included, and the one driven</text:p>
      <text:p text:style-name="P224">X: This module is included<text:s/></text:p>
      <text:p text:style-name="P225">S: This modules is stubbed or mocked<text:s/></text:p>
      <text:p text:style-name="P226"/>
      <text:p text:style-name="P227"/>
      <text:p text:style-name="P228">Explanation of choices for the integration strategy</text:p>
      <text:p text:style-name="P229">Surely Big Bang Integration is not the way to go around testing The Microwave Oven<text:s/>System which leaves the possibility to use Collaboration Integration, Sandwich Integration, Bottom-up, or Top-down.</text:p>
      <text:p text:style-name="Normal"><text:span text:style-name="T230">Since the Collaboration model seems like a small Big Bang this was discarded from the beginning. The Sandwich model seems like a good choic</text:span><text:span text:style-name="T231">e with no real<text:s/></text:span><text:span text:style-name="T232">disadvantages, although it combines the best of Top-down and Bottom-up this also wasn’t chosen since it firstly takes a lot of planning, secondly the Dependency Tree is not very deep, and thirdly the group hasn’t tried neither Top-down or Bo</text:span><text:span text:style-name="T233">ttom-up.</text:span></text:p>
      <text:p text:style-name="P234">Button-up seems like a well-considered option, it reflects an engineering mindset and hardly needs any stubs.</text:p>
      <text:soft-page-break/>
      <text:p text:style-name="P235">In the end the Top-down approach was chosen for different reasons. We did already see an example of Bottom-up in the solution provided for Roulette Game and also in the code for the testing of The Microwave Oven System the stubs are already written.</text:p>
      <text:p text:style-name="P236"/>
      <text:p text:style-name="P237"/>
      <text:p text:style-name="Normal"><text:span text:style-name="T238">E</text:span><text:span text:style-name="T239">xplanation of any errors appearing during the integration tests, and how they were found</text:span></text:p>
      <text:p text:style-name="Normal"><text:span text:style-name="T240">Skriv tekst h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profilecardavatarthumb" style:display-name="profilecardavatarthumb" style:family="text" style:parent-style-name="Standardskrifttypeiafsni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808080" fo:background-color="#E6E6E6"/>
    </style:style>
    <style:style style:name="_3oh-" style:display-name="_3oh-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beth Wittendorff Lorentzen</meta:initial-creator>
    <dc:creator>Lisbeth Wittendorff Lorentzen</dc:creator>
    <meta:creation-date>2018-03-21T12:26:00Z</meta:creation-date>
    <dc:date>2018-03-21T14:14:00Z</dc:date>
    <meta:template xlink:href="Normal" xlink:type="simple"/>
    <meta:editing-cycles>17</meta:editing-cycles>
    <meta:editing-duration>PT5520S</meta:editing-duration>
    <meta:document-statistic meta:page-count="7" meta:paragraph-count="4" meta:word-count="350" meta:character-count="2485" meta:row-count="17" meta:non-whitespace-character-count="2139"/>
  </office:meta>
</office:document-meta>
</file>